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number-columns-repeated="2" table:style-name="ce5" office:value-type="date" office:date-value="2022-03-02T10:15:00" calcext:value-type="date">
            <text:p>03/02/22 10:15 AM</text:p>
          </table:table-cell>
          <table:table-cell table:style-name="ce15" table:formula="of:=[.B89]-[.A89]" office:value-type="time" office:time-value="PT00H00M00S" calcext:value-type="time">
            <text:p>00:00:00</text:p>
          </table:table-cell>
          <table:table-cell table:style-name="ce7" table:formula="of:=[.C89]+[.D88]" office:value-type="time" office:time-value="PT55H45M59.999999S" calcext:value-type="time">
            <text:p>5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 table:number-rows-repeated="104848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 </number:text>
      <number:am-pm/>
    </number:time-style>
    <number:date-style style:name="N122">
      <number:day/>
      <number:text>-</number:text>
      <number:month number:textual="true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9P2" style:volatile="true">
      <number:currency-symbol/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3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date-style style:name="N137">
      <number:month number:textual="true"/>
      <number:text>-</number:text>
      <number:year/>
    </number:dat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time-style style:name="N146">
      <number:minutes number:style="long"/>
      <number:text>:</number:text>
      <number:seconds number:style="long" number:decimal-places="1"/>
    </number:time-style>
    <number:date-style style:name="N147">
      <number:day/>
      <number:text>-</number:text>
      <number:month number:textual="true"/>
      <number:text>-</number:text>
      <number:year/>
    </number:date-style>
    <number:time-style style:name="N148">
      <number:hours/>
      <number:text>:</number:text>
      <number:minutes number:style="long"/>
      <number:text>:</number:text>
      <number:seconds number:style="long"/>
    </number:time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time-style style:name="N150">
      <number:hours/>
      <number:text>:</number:text>
      <number:minutes number:style="long"/>
    </number:time-style>
    <number:currency-style style:name="N15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2P0"/>
    </number:currency-style>
    <number:currency-style style:name="N15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> </number:text>
      <number:fill-character> </number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9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/00/0000</text:date>, <text:time style:data-style-name="N2" text:time-value="18:16:36.28496707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3-02T18:19:06.429116838</dc:date>
    <meta:editing-cycles>138</meta:editing-cycles>
    <meta:editing-duration>P1DT15H41M24S</meta:editing-duration>
    <meta:generator>LibreOffice/7.2.4.1$NetBSD_X86_64 LibreOffice_project/20$Build-1</meta:generator>
    <meta:document-statistic meta:table-count="1" meta:cell-count="431" meta:object-count="0"/>
    <meta:user-defined meta:name="AppVersion">15.0000</meta:user-defined>
  </office:meta>
</office:document-meta>
</file>